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style:use-window-font-color="true" style:text-underline-style="none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ff" style:text-underline-style="none"/>
    </style:style>
    <style:style style:name="T4" style:family="text">
      <style:text-properties fo:color="#008000"/>
    </style:style>
    <style:style style:name="T5" style:family="text">
      <style:text-properties fo:color="#000000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8cm" svg:height="1.1cm" svg:x="8.6cm" svg:y="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2cm" svg:height="1.1cm" svg:x="1.2cm" svg:y="2.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8.3cm" svg:height="1.2cm" svg:x="1.2cm" svg:y="3cm">
          <draw:text-box>
            <text:p>'description'<text:span text:style-name="T1"> </text:span><text:span text:style-name="T2">(13)</text:span><text:span text:style-name="T3"> </text:span>, 'yahoo' <text:span text:style-name="T2">(13)</text:span> <text:span text:style-name="T2">&lt;13&gt;</text:span> , 'loc' <text:span text:style-name="T2">(13)</text:span> <text:span text:style-name="T4">⨂</text:span></text:p>
          </draw:text-box>
        </draw:frame>
        <draw:frame draw:style-name="gr2" draw:layer="layout" svg:width="11.1cm" svg:height="1.2cm" svg:x="8.6cm" svg:y="4.1cm">
          <draw:text-box>
            <text:p>'woe' <text:span text:style-name="T2">(13)</text:span> <text:span text:style-name="T2">[3]</text:span> <text:span text:style-name="T2">&lt;1&gt;</text:span> , 'countrycode'<text:span text:style-name="T5"> </text:span><text:span text:style-name="T2">(13)</text:span>,</text:p>
          </draw:text-box>
        </draw:frame>
        <draw:custom-shape draw:style-name="gr3" draw:text-style-name="P1" draw:layer="layout" svg:width="15.1cm" svg:height="4.8cm" svg:x="2cm" svg:y="6.7cm">
          <text:p text:style-name="P2">db.event.find({</text:p>
          <text:p text:style-name="P2"><text:tab/>yahoo: { $exists : true }</text:p>
          <text:p text:style-name="P2">});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4" draw:layer="layout" svg:width="4cm" svg:height="1cm" svg:x="1.9cm" svg:y="5.7cm">
          <draw:text-box>
            <text:p>Query :</text:p>
          </draw:text-box>
        </draw:frame>
        <draw:custom-shape draw:style-name="gr3" draw:text-style-name="P1" draw:layer="layout" svg:width="4.6cm" svg:height="1.1cm" svg:x="12.5cm" svg:y="12.1cm">
          <text:p text:style-name="P1">Run Que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ncent </meta:initial-creator>
    <meta:creation-date>2013-01-17T16:12:41</meta:creation-date>
    <meta:generator>LibreOffice/3.5$Linux_X86_64 LibreOffice_project/350m1$Build-2</meta:generator>
    <dc:date>2013-01-17T18:23:25</dc:date>
    <dc:creator>vincent </dc:creator>
    <meta:editing-duration>PT2H2M11S</meta:editing-duration>
    <meta:editing-cycles>6</meta:editing-cycles>
    <meta:document-statistic meta:object-count="7"/>
  </office:meta>
</office:document-meta>
</file>